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text-properties officeooo:paragraph-rsid="001fc13f"/>
    </style:style>
    <style:style style:name="P4" style:family="paragraph" style:parent-style-name="Standard">
      <style:text-properties fo:font-weight="bold" officeooo:rsid="0023ba01" officeooo:paragraph-rsid="001fc13f" style:font-weight-asian="bold" style:font-weight-complex="bold"/>
    </style:style>
    <style:style style:name="P5" style:family="paragraph" style:parent-style-name="Standard" style:list-style-name="L1">
      <style:text-properties fo:font-size="14pt" fo:font-weight="bold" officeooo:rsid="001fc13f" officeooo:paragraph-rsid="001fc13f" style:font-size-asian="14pt" style:font-weight-asian="bold" style:font-size-complex="14pt" style:font-weight-complex="bold"/>
    </style:style>
    <style:style style:name="P6" style:family="paragraph" style:parent-style-name="Standard" style:list-style-name="L2">
      <style:text-properties fo:font-size="14pt" fo:font-weight="bold" officeooo:rsid="0023ba01" officeooo:paragraph-rsid="0023ba01" style:font-size-asian="14pt" style:font-weight-asian="bold" style:font-size-complex="14pt" style:font-weight-complex="bold"/>
    </style:style>
    <style:style style:name="P7" style:family="paragraph" style:parent-style-name="Standard" style:list-style-name="L3">
      <style:text-properties officeooo:paragraph-rsid="001fc13f"/>
    </style:style>
    <style:style style:name="P8" style:family="paragraph" style:parent-style-name="Standard" style:list-style-name="L4">
      <style:text-properties officeooo:paragraph-rsid="001fc13f"/>
    </style:style>
    <style:style style:name="P9" style:family="paragraph" style:parent-style-name="Standard" style:list-style-name="L5">
      <style:text-properties officeooo:paragraph-rsid="001fc13f"/>
    </style:style>
    <style:style style:name="P10" style:family="paragraph" style:parent-style-name="Standard" style:list-style-name="L6">
      <style:text-properties officeooo:paragraph-rsid="001fc13f"/>
    </style:style>
    <style:style style:name="P11" style:family="paragraph" style:parent-style-name="Standard">
      <style:text-properties officeooo:paragraph-rsid="001fc13f"/>
    </style:style>
    <style:style style:name="P12" style:family="paragraph" style:parent-style-name="Standard" style:list-style-name="L9">
      <style:text-properties officeooo:paragraph-rsid="001fc13f"/>
    </style:style>
    <style:style style:name="P13" style:family="paragraph" style:parent-style-name="Standard" style:list-style-name="L10">
      <style:text-properties officeooo:paragraph-rsid="001fc13f"/>
    </style:style>
    <style:style style:name="P14" style:family="paragraph" style:parent-style-name="Text_20_body" style:list-style-name="L7">
      <style:text-properties officeooo:paragraph-rsid="001fc13f"/>
    </style:style>
    <style:style style:name="P15" style:family="paragraph" style:parent-style-name="Text_20_body" style:list-style-name="L8"/>
    <style:style style:name="T1" style:family="text">
      <style:text-properties officeooo:rsid="0020cb9e"/>
    </style:style>
    <style:style style:name="T2" style:family="text">
      <style:text-properties fo:font-weight="bold" officeooo:rsid="0020cb9e" style:font-weight-asian="bold" style:font-weight-complex="bold"/>
    </style:style>
    <style:style style:name="T3" style:family="text">
      <style:text-properties fo:font-weight="bold" officeooo:rsid="001fc13f" style:font-weight-asian="bold" style:font-weight-complex="bold"/>
    </style:style>
    <style:style style:name="T4" style:family="text">
      <style:text-properties fo:font-weight="bold" officeooo:rsid="0023ba01" style:font-weight-asian="bold" style:font-weight-complex="bold"/>
    </style:style>
    <style:style style:name="T5" style:family="text">
      <style:text-properties officeooo:rsid="001fc13f"/>
    </style:style>
    <style:style style:name="T6" style:family="text">
      <style:text-properties officeooo:rsid="0023ba01"/>
    </style:style>
    <style:style style:name="T7" style:family="text">
      <style:text-properties officeooo:rsid="00255abd"/>
    </style:style>
    <style:style style:name="T8" style:family="text">
      <style:text-properties officeooo:rsid="0026900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list xml:id="list156667701" text:style-name="L1">
        <text:list-item>
          <text:p text:style-name="P5">Compromiso Personal</text:p>
        </text:list-item>
      </text:list>
      <text:p text:style-name="P1"/>
      <text:p text:style-name="P3"><text:span text:style-name="T5">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2">Santiago Palacios Narváez</text:span><text:span text:style-name="T1"> </text:span><text:span text:style-name="T5">me comprometo a valorar este compromiso que hoy hago conmigo, porque puede marcar una gran diferencia y encaminarme hacia mi éxito en el curso ¡. Por eso lo declaro en este video, el cual revisaré para a darle ánimo a mi yo del futuro cuando nuevos retos se presenten en el camino. </text:span><text:span text:style-name="T3">Hoy, </text:span><text:span text:style-name="T2">17</text:span><text:span text:style-name="T3"> de </text:span><text:span text:style-name="T2">febrero</text:span><text:span text:style-name="T3"> del año </text:span><text:span text:style-name="T2">202</text:span><text:span text:style-name="T4">4.</text:span></text:p>
      <text:p text:style-name="P4"/>
      <text:p text:style-name="P4"/>
      <text:p text:style-name="P4"/>
      <text:list xml:id="list1931294815" text:style-name="L2">
        <text:list-item>
          <text:p text:style-name="P6">Informe personal</text:p>
        </text:list-item>
      </text:list>
      <text:p text:style-name="P4"/>
      <text:list xml:id="list3456116660" text:style-name="L3">
        <text:list-item>
          <text:p text:style-name="P7">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list-item>
      </text:list>
      <text:p text:style-name="P3"/>
      <text:list xml:id="list3613294518" text:style-name="L4">
        <text:list-item>
          <text:p text:style-name="P8">Para superar esto, decidí dedicar más tiempo a practicar la resolución de problemas algorítmicos. Empecé a hacer <text:span text:style-name="T6">unos cuantos </text:span>ejercicios en plataformas como LeetCode y HackerRank <text:span text:style-name="T6">para mejorar mi lógica de programación.</text:span> También busqué tutoriales y cursos en línea que me ayudaran a comprender mejor los conceptos fundamentales de la programación.</text:p>
        </text:list-item>
      </text:list>
      <text:p text:style-name="P3"/>
      <text:p text:style-name="P3"/>
      <text:list xml:id="list2257396530" text:style-name="L5">
        <text:list-item>
          <text:p text:style-name="P9"><text:span text:style-name="T7">Un desafió que estoy </text:span>enfrent<text:span text:style-name="T7">ando</text:span> <text:span text:style-name="T7">es</text:span> la falta de organización en mi código. A menudo, escribía funciones largas y poco claras, lo que dificultaba la comprensión y mantenimiento del código a largo plazo. Además, mi falta de comentarios adecuados dificultaba la colaboración con otros desarrolladores y la comprensión del propósito de ciertas partes del código.</text:p>
        </text:list-item>
      </text:list>
      <text:p text:style-name="P3"/>
      <text:p text:style-name="P3"><text:soft-page-break/></text:p>
      <text:list xml:id="list3549110572" text:style-name="L6">
        <text:list-item>
          <text:p text:style-name="P10">Para abordar este problema, me sumergí en el estudio de principios de diseño de software y buenas prácticas de codificación. Aprendí sobre la importancia de escribir código modular y recusable, y comencé a dividir mis programas en funciones más pequeñas y cohesivas. Además, adopté un enfoque más riguroso en la documentación de mi código, agregando comentarios claros y descriptivos para explicar la lógica detrás de cada sección. Con el tiempo, esto no solo mejoró la legibilidad de mi código, sino que también facilitó la colaboración con otros desarrolladores y el mantenimiento del software a largo plazo.</text:p>
        </text:list-item>
      </text:list>
      <text:p text:style-name="P3"/>
      <text:p text:style-name="P3"/>
      <text:list xml:id="list4055362830" text:style-name="L7">
        <text:list-item>
          <text:p text:style-name="P14">Como programador, he enfrentado una serie de desafíos específicos relacionados con el lenguaje C++. Uno de los mayores obstáculos que encontré fue comprender completamente el manejo de punteros y referencias. Al principio, me costaba entender la diferencia entre punteros y referencias, así como su uso adecuado en diferentes situaciones. Esto me llevaba a cometer errores sutiles que a menudo resultaban en comportamientos inesperados o errores de segmentación en mi código.</text:p>
          <text:p text:style-name="P14"/>
        </text:list-item>
      </text:list>
      <text:list xml:id="list1968314272" text:style-name="L8">
        <text:list-item>
          <text:p text:style-name="P15">Para superar esta falencia, me sumergí en el estudio detallado de los conceptos de punteros y referencias en C++. Dediqué tiempo a <text:span text:style-name="T8">ver videos</text:span>, consultar documentación en línea y seguir tutoriales específicos sobre el tema. Además, realicé ejercicios prácticos que me permitieron experimentar con punteros y referencias en diferentes contextos y entender <text:span text:style-name="T8">parte de su</text:span> funcionamiento en profundidad. Con el tiempo, adquirí una comprensión <text:span text:style-name="T8">algo</text:span> más sólida de estos conceptos y fui capaz de utilizarlos de manera más efectiva.<text:line-break/></text:p>
        </text:list-item>
      </text:list>
      <text:list xml:id="list409279841" text:style-name="L9">
        <text:list-item>
          <text:p text:style-name="P12">Además de estos desafíos técnicos, también enfrenté dificultades en el ámbito de la gestión del tiempo y la productividad. A menudo me encontraba procrastinando o distraído por tareas irrelevantes, lo que afectaba mi capacidad para completar proyectos en tiempo y forma.</text:p>
        </text:list-item>
      </text:list>
      <text:p text:style-name="P3"/>
      <text:list xml:id="list2870757343" text:style-name="L10">
        <text:list-item>
          <text:p text:style-name="P13">Para superar este obstáculo, desarrollé una rutina diaria más estructurada y disciplinada. Establecí metas claras para cada día y semana, y utilicé técnicas de gestión del tiempo como la técnica Pomodoro para mantenerme enfocado y productivo durante períodos de tiempo definidos. Además, identifiqué y eliminé distracciones en mi entorno de trabajo, y aprendí a priorizar tareas de manera más efectiva para maximizar mi eficiencia.</text:p>
        </text:list-item>
      </text:list>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3-23T18:08:22.428361094</dc:date>
    <meta:editing-duration>P7DT3H19M29S</meta:editing-duration>
    <meta:editing-cycles>6</meta:editing-cycles>
    <meta:generator>LibreOffice/7.3.7.2$Linux_X86_64 LibreOffice_project/30$Build-2</meta:generator>
    <meta:document-statistic meta:table-count="0" meta:image-count="0" meta:object-count="0" meta:page-count="2" meta:paragraph-count="13" meta:word-count="860" meta:character-count="5415" meta:non-whitespace-character-count="4577"/>
  </office:meta>
</office:document-meta>
</file>